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font-size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style:paragraph-properties fo:margin-left="0.318cm" fo:margin-right="0cm" fo:text-indent="-0.318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Segoe UI2" fo:font-size="33pt" fo:text-shadow="none" fo:font-weight="bold" style:font-size-asian="33pt" style:font-weight-asian="bold" style:font-size-complex="33pt" style:font-weight-complex="bold"/>
    </style:style>
    <style:style style:name="T7" style:family="text">
      <style:text-properties fo:color="#ffffff" style:font-name="Segoe UI2" fo:font-size="26pt" fo:text-shadow="1pt 1pt" style:font-size-asian="26pt" style:font-size-complex="26pt"/>
    </style:style>
    <style:style style:name="T8" style:family="text">
      <style:text-properties fo:color="#ffffff" style:font-name="Segoe UI2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497cm" svg:y="0.462cm">
          <draw:text-box>
            <text:p text:style-name="P1"><text:span text:style-name="T1">HYMN #753</text:span></text:p>
            <text:p text:style-name="P1"><text:span text:style-name="T2">“</text:span><text:span text:style-name="T2">All for Christ I Have Forsak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477cm">
          <draw:text-box>
            <text:p text:style-name="P4"><text:span text:style-name="T3">1. </text:span><text:span text:style-name="T4">All for Christ I have forsaken</text:span><text:span text:style-name="T4"><text:line-break/></text:span><text:span text:style-name="T4">And have taken up my cross;</text:span><text:span text:style-name="T4"><text:line-break/></text:span><text:span text:style-name="T4">Worldly joy, its fame and fortune,</text:span><text:span text:style-name="T4"><text:line-break/></text:span><text:span text:style-name="T4">Now I count as worthless d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4"><text:span text:style-name="T3">2. </text:span><text:span text:style-name="T4">Who is sweeter than Christ Jesus?</text:span></text:p>
            <text:p text:style-name="P6"><text:span text:style-name="T4">No good thing in Him I lack!</text:span></text:p>
            <text:p text:style-name="P6"><text:span text:style-name="T4">Hand to plow, at peace I follow</text:span></text:p>
            <text:p text:style-name="P6"><text:span text:style-name="T4">Where He leads me . . . why look back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5.4cm" svg:height="6.913cm" svg:x="1.387cm" svg:y="0.601cm">
          <draw:text-box>
            <text:p text:style-name="P4"><text:span text:style-name="T3">3. </text:span><text:span text:style-name="T4">Gone the past, unknown the future—</text:span><text:span text:style-name="T4"><text:line-break/></text:span><text:span text:style-name="T4">Grace supplies my daily breath;</text:span><text:span text:style-name="T4"><text:line-break/></text:span><text:span text:style-name="T5">Strong in Christ through death’s dark valley,</text:span><text:span text:style-name="T4"><text:line-break/></text:span><text:span text:style-name="T4">Firm and faithful unto d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4"><text:span text:style-name="T4">4. When God takes me home to heaven,</text:span><text:span text:style-name="T4"><text:line-break/></text:span><text:span text:style-name="T4">Should this be the day I die,</text:span><text:span text:style-name="T4"><text:line-break/></text:span><text:span text:style-name="T4">God will keep my spouse and children</text:span><text:span text:style-name="T4"><text:line-break/></text:span><text:span text:style-name="T4">As the apple of His ey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11" draw:layer="layout" svg:width="25.654cm" svg:height="13.35cm" svg:x="1.246cm" svg:y="0.524cm">
          <draw:text-box>
            <text:p text:style-name="P8"><text:span text:style-name="T4">5. Though the road ahead be thorny,</text:span><text:span text:style-name="T4"><text:line-break/></text:span><text:span text:style-name="T4">Though dark clouds all light obscure,</text:span><text:span text:style-name="T4"><text:line-break/></text:span><text:span text:style-name="T6">Though my cross-shaped path grows steeper,</text:span><text:span text:style-name="T4"><text:line-break/></text:span><text:span text:style-name="T4">With the Lord, I am secure.</text:span></text:p>
            <text:p text:style-name="P9"><text:span text:style-name="T7"/></text:p>
            <text:p text:style-name="P10"><text:span text:style-name="T8"/></text:p>
            <text:p text:style-name="P10"><text:span text:style-name="T8"/></text:p>
            <text:p text:style-name="P10"><text:span text:style-name="T9"><text:s text:c="5"/></text:span><text:span text:style-name="T9">© 1999 Stephen P. Starke. </text:span></text:p>
            <text:p text:style-name="P10"><text:span text:style-name="T9"><text:s text:c="5"/></text:span><text:span text:style-name="T9">Used by permission: </text:span></text:p>
            <text:p text:style-name="P10"><text:span text:style-name="T9"><text:s text:c="5"/></text:span><text:span text:style-name="T9">LSB Hymn License </text:span></text:p>
            <text:p text:style-name="P10"><text:span text:style-name="T9"><text:s text:c="5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2:20:28.420000000</meta:creation-date>
    <dc:title>Hymn template</dc:title>
    <meta:editing-duration>PT19M20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9T17:15:41.355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10-13T12:20:28.310000000"/>
  </office:meta>
</office:document-meta>
</file>